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Arial Unicode MS" svg:font-family="'Arial Unicode MS'"/>
    <style:font-face style:name="Arial1" svg:font-family="Arial" style:font-family-generic="swiss"/>
    <style:font-face style:name="Times2" svg:font-family="Times" style:font-family-generic="swiss"/>
    <style:font-face style:name="Calibri" svg:font-family="Calibri"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75in" fo:margin-left="-0.0014in" fo:margin-top="0in" fo:margin-bottom="0in" table:align="left" style:writing-mode="lr-tb"/>
    </style:style>
    <style:style style:name="Table1.A" style:family="table-column">
      <style:table-column-properties style:column-width="0.825in"/>
    </style:style>
    <style:style style:name="Table1.B" style:family="table-column">
      <style:table-column-properties style:column-width="2.25in"/>
    </style:style>
    <style:style style:name="Table1.C" style:family="table-column">
      <style:table-column-properties style:column-width="1.3118in"/>
    </style:style>
    <style:style style:name="Table1.D" style:family="table-column">
      <style:table-column-properties style:column-width="2.1875in"/>
    </style:style>
    <style:style style:name="Table1.1" style:family="table-row">
      <style:table-row-properties style:min-row-height="0.1979in" fo:keep-together="auto"/>
    </style:style>
    <style:style style:name="Table1.A1" style:family="table-cell">
      <style:table-cell-properties fo:padding="0.0556in" fo:border-left="none" fo:border-right="none" fo:border-top="none" fo:border-bottom="0.5pt solid #000001"/>
    </style:style>
    <style:style style:name="Table1.2" style:family="table-row">
      <style:table-row-properties style:min-row-height="0.2014in" fo:keep-together="auto"/>
    </style:style>
    <style:style style:name="Table1.A2" style:family="table-cell">
      <style:table-cell-properties fo:padding="0.0556in" fo:border="0.5pt solid #000001"/>
    </style:style>
    <style:style style:name="Table1.3" style:family="table-row">
      <style:table-row-properties style:min-row-height="0.1736in" fo:keep-together="auto"/>
    </style:style>
    <style:style style:name="Table2" style:family="table">
      <style:table-properties style:width="6.5618in" fo:margin-left="-0.0014in" fo:margin-top="0in" fo:margin-bottom="0in" table:align="left" style:writing-mode="lr-tb"/>
    </style:style>
    <style:style style:name="Table2.A" style:family="table-column">
      <style:table-column-properties style:column-width="1.6632in"/>
    </style:style>
    <style:style style:name="Table2.B" style:family="table-column">
      <style:table-column-properties style:column-width="1.6625in"/>
    </style:style>
    <style:style style:name="Table2.C" style:family="table-column">
      <style:table-column-properties style:column-width="1.6618in"/>
    </style:style>
    <style:style style:name="Table2.D" style:family="table-column">
      <style:table-column-properties style:column-width="1.5736in"/>
    </style:style>
    <style:style style:name="Table2.1" style:family="table-row">
      <style:table-row-properties style:min-row-height="0.1979in" fo:keep-together="auto"/>
    </style:style>
    <style:style style:name="Table2.A1" style:family="table-cell">
      <style:table-cell-properties fo:padding="0.0556in" fo:border-left="none" fo:border-right="none" fo:border-top="none" fo:border-bottom="0.5pt solid #000001"/>
    </style:style>
    <style:style style:name="Table2.2" style:family="table-row">
      <style:table-row-properties style:min-row-height="0.2708in" fo:keep-together="auto"/>
    </style:style>
    <style:style style:name="Table2.A2" style:family="table-cell">
      <style:table-cell-properties fo:padding="0.0556in" fo:border="0.5pt solid #000001"/>
    </style:style>
    <style:style style:name="Table2.B2" style:family="table-cell">
      <style:table-cell-properties style:vertical-align="bottom" fo:padding="0.0556in" fo:border="0.5pt solid #000001"/>
    </style:style>
    <style:style style:name="Table3" style:family="table">
      <style:table-properties style:width="6.4854in" fo:margin-left="0.0139in" fo:margin-top="0in" fo:margin-bottom="0in" table:align="left" style:writing-mode="lr-tb"/>
    </style:style>
    <style:style style:name="Table3.A" style:family="table-column">
      <style:table-column-properties style:column-width="1.8188in"/>
    </style:style>
    <style:style style:name="Table3.B" style:family="table-column">
      <style:table-column-properties style:column-width="4.666in"/>
    </style:style>
    <style:style style:name="Table3.1" style:family="table-row">
      <style:table-row-properties style:min-row-height="0.2222in" fo:keep-together="auto"/>
    </style:style>
    <style:style style:name="Table3.A1" style:family="table-cell">
      <style:table-cell-properties fo:background-color="#499bc9" fo:padding-left="0.0417in" fo:padding-right="0.0556in" fo:padding-top="0.0556in" fo:padding-bottom="0.0556in" fo:border-left="1pt solid #ffffff" fo:border-right="1pt solid #ffffff" fo:border-top="1pt solid #ffffff" fo:border-bottom="3pt solid #ffffff">
        <style:background-image/>
      </style:table-cell-properties>
    </style:style>
    <style:style style:name="Table3.2" style:family="table-row">
      <style:table-row-properties style:min-row-height="0.6611in" fo:keep-together="auto"/>
    </style:style>
    <style:style style:name="Table3.A2" style:family="table-cell">
      <style:table-cell-properties fo:background-color="#ceddeb" fo:padding-left="0.0417in" fo:padding-right="0.0556in" fo:padding-top="0.0556in" fo:padding-bottom="0.0556in" fo:border-left="1pt solid #ffffff" fo:border-right="1pt solid #ffffff" fo:border-top="3pt solid #ffffff" fo:border-bottom="1pt solid #ffffff">
        <style:background-image/>
      </style:table-cell-properties>
    </style:style>
    <style:style style:name="Table3.A3" style:family="table-cell">
      <style:table-cell-properties fo:background-color="#e8eef5" fo:padding-left="0.0417in" fo:padding-right="0.0556in" fo:padding-top="0.0556in" fo:padding-bottom="0.0556in" fo:border="1pt solid #ffffff">
        <style:background-image/>
      </style:table-cell-properties>
    </style:style>
    <style:style style:name="Table3.4" style:family="table-row">
      <style:table-row-properties style:min-row-height="0.9958in" fo:keep-together="auto"/>
    </style:style>
    <style:style style:name="Table3.A4" style:family="table-cell">
      <style:table-cell-properties fo:background-color="#ceddeb" fo:padding-left="0.0417in" fo:padding-right="0.0556in" fo:padding-top="0.0556in" fo:padding-bottom="0.0556in" fo:border="1pt solid #ffffff">
        <style:background-image/>
      </style:table-cell-properties>
    </style:style>
    <style:style style:name="Table3.5" style:family="table-row">
      <style:table-row-properties style:min-row-height="0.9764in" fo:keep-together="auto"/>
    </style:style>
    <style:style style:name="Table3.6" style:family="table-row">
      <style:table-row-properties style:min-row-height="1.1403in" fo:keep-together="auto"/>
    </style:style>
    <style:style style:name="Table3.7" style:family="table-row">
      <style:table-row-properties style:min-row-height="0.3951in" fo:keep-together="auto"/>
    </style:style>
    <style:style style:name="Table3.8" style:family="table-row">
      <style:table-row-properties style:min-row-height="0.5972in" fo:keep-together="auto"/>
    </style:style>
    <style:style style:name="P1" style:family="paragraph" style:parent-style-name="Text_20_body" style:list-style-name="WWNum2"/>
    <style:style style:name="P2" style:family="paragraph" style:parent-style-name="Text_20_body">
      <style:text-properties officeooo:paragraph-rsid="000faba7"/>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orphans="0" fo:widows="0"/>
    </style:style>
    <style:style style:name="P6" style:family="paragraph" style:parent-style-name="Standard">
      <style:paragraph-properties>
        <style:tab-stops>
          <style:tab-stop style:position="2in"/>
          <style:tab-stop style:position="4in"/>
        </style:tab-stops>
      </style:paragraph-properties>
    </style:style>
    <style:style style:name="P7" style:family="paragraph" style:parent-style-name="Standard">
      <style:text-properties style:font-name-asian="Arial Unicode MS1" style:font-name-complex="Arial Unicode MS1"/>
    </style:style>
    <style:style style:name="P8" style:family="paragraph" style:parent-style-name="Standard">
      <style:text-properties fo:font-size="14pt" fo:language="en" fo:country="IN" fo:font-weight="bold" style:font-size-asian="14pt" style:font-weight-asian="bold" style:font-size-complex="14pt" style:font-weight-complex="bold"/>
    </style:style>
    <style:style style:name="P9" style:family="paragraph" style:parent-style-name="Standard">
      <style:paragraph-properties fo:margin-left="0in" fo:margin-right="0in" fo:margin-top="0in" fo:margin-bottom="0in" loext:contextual-spacing="false" fo:text-align="center" style:justify-single-word="false" fo:keep-together="auto" fo:orphans="2" fo:widows="2" fo:text-indent="0in" style:auto-text-indent="false" fo:keep-with-next="auto" text:number-lines="true" text:line-number="0"/>
    </style:style>
    <style:style style:name="P10" style:family="paragraph" style:parent-style-name="Standard">
      <style:paragraph-properties fo:margin-left="0in" fo:margin-right="0in" fo:margin-top="0in" fo:margin-bottom="0in" loext:contextual-spacing="false" fo:text-align="center" style:justify-single-word="false" fo:keep-together="auto" fo:orphans="2" fo:widows="2" fo:text-indent="0in" style:auto-text-indent="false" fo:keep-with-next="auto" text:number-lines="true" text:line-number="0">
        <style:tab-stops>
          <style:tab-stop style:position="2in"/>
          <style:tab-stop style:position="4in"/>
        </style:tab-stops>
      </style:paragraph-properties>
    </style:style>
    <style:style style:name="P11"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style>
    <style:style style:name="P12"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tab-stops>
          <style:tab-stop style:position="2in"/>
          <style:tab-stop style:position="4in"/>
        </style:tab-stops>
      </style:paragraph-properties>
    </style:style>
    <style:style style:name="P13"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text-properties style:font-name="Calibri" style:font-name-complex="Times New Roman1" style:font-size-complex="11pt"/>
    </style:style>
    <style:style style:name="P14"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tab-stops>
          <style:tab-stop style:position="2in"/>
          <style:tab-stop style:position="4in"/>
        </style:tab-stops>
      </style:paragraph-properties>
      <style:text-properties style:font-name="Calibri" style:font-name-complex="Times New Roman1" style:font-size-complex="11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text-properties style:font-name="Calibri" style:font-name-complex="Times New Roman1"/>
    </style:style>
    <style:style style:name="P16" style:family="paragraph" style:parent-style-name="Standard">
      <style:paragraph-properties fo:margin-left="0in" fo:margin-right="0in" fo:margin-top="0in" fo:margin-bottom="0in" loext:contextual-spacing="false" fo:text-align="start" style:justify-single-word="false" fo:keep-together="auto" fo:orphans="2" fo:widows="2" fo:text-indent="0in" style:auto-text-indent="false" fo:keep-with-next="auto" text:number-lines="true" text:line-number="0"/>
      <style:text-properties style:font-name="Calibri" style:font-name-complex="Times New Roman1"/>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text-properties style:font-name="Times New Roman" fo:font-size="14pt" fo:language="en" fo:country="IN" fo:font-style="normal" style:font-size-asian="14pt" style:font-style-asian="normal" style:font-name-complex="Times New Roman1" style:font-size-complex="14pt" style:font-style-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P22" style:family="paragraph" style:parent-style-name="Standard">
      <style:paragraph-properties fo:break-before="page"/>
    </style:style>
    <style:style style:name="P23" style:family="paragraph" style:parent-style-name="Standard" style:master-page-name="First_20_Page">
      <style:paragraph-properties fo:text-align="justify" style:justify-single-word="false" style:page-number="1"/>
      <style:text-properties fo:font-size="24pt" fo:language="en" fo:country="IN" style:font-size-asian="24pt" style:font-size-complex="24pt"/>
    </style:style>
    <style:style style:name="P24" style:family="paragraph" style:parent-style-name="Standard">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P25" style:family="paragraph" style:parent-style-name="Standard">
      <style:paragraph-properties fo:margin-top="0in" fo:margin-bottom="0in" loext:contextual-spacing="false" fo:text-align="start" style:justify-single-word="false"/>
    </style:style>
    <style:style style:name="P26" style:family="paragraph" style:parent-style-name="Standard" style:list-style-name="WWNum1">
      <style:paragraph-properties fo:margin-left="0.2953in" fo:margin-right="0in" fo:text-indent="-0.2953in" style:auto-text-indent="false"/>
    </style:style>
    <style:style style:name="P27" style:family="paragraph" style:parent-style-name="Standard" style:list-style-name="">
      <style:paragraph-properties fo:padding="0in" fo:border="none"/>
      <style:text-properties fo:font-size="14pt" fo:language="en" fo:country="IN" fo:font-style="italic" style:font-size-asian="14pt" style:font-style-asian="italic" style:font-size-complex="14pt" style:font-style-complex="italic"/>
    </style:style>
    <style:style style:name="P28" style:family="paragraph" style:parent-style-name="Heading_20_2">
      <style:text-properties fo:font-size="12pt" style:font-name-asian="Arial Unicode MS1" style:font-size-asian="12pt" style:font-name-complex="Arial Unicode MS1" style:font-size-complex="12pt"/>
    </style:style>
    <style:style style:name="P29" style:family="paragraph" style:parent-style-name="Heading_20_2">
      <style:text-properties style:font-name-asian="Arial Unicode MS1" style:font-name-complex="Arial Unicode MS1"/>
    </style:style>
    <style:style style:name="P30" style:family="paragraph" style:parent-style-name="Footer">
      <style:paragraph-properties>
        <style:tab-stops>
          <style:tab-stop style:position="0.1252in"/>
          <style:tab-stop style:position="0.25in"/>
          <style:tab-stop style:position="0.5in"/>
          <style:tab-stop style:position="3.25in" style:type="center"/>
          <style:tab-stop style:position="6.4862in" style:type="right"/>
        </style:tab-stops>
      </style:paragraph-properties>
    </style:style>
    <style:style style:name="P31" style:family="paragraph" style:parent-style-name="Header">
      <style:paragraph-properties>
        <style:tab-stops/>
      </style:paragraph-properties>
    </style:style>
    <style:style style:name="P32" style:family="paragraph" style:parent-style-name="Header">
      <style:paragraph-properties>
        <style:tab-stops>
          <style:tab-stop style:position="3.25in" style:type="center"/>
          <style:tab-stop style:position="6.4862in" style:type="right"/>
        </style:tab-stops>
      </style:paragraph-properties>
    </style:style>
    <style:style style:name="P33" style:family="paragraph" style:parent-style-name="Header">
      <style:paragraph-properties fo:break-before="page">
        <style:tab-stops/>
      </style:paragraph-properties>
    </style:style>
    <style:style style:name="P34" style:family="paragraph" style:parent-style-name="Contents_20_3">
      <style:paragraph-properties>
        <style:tab-stops>
          <style:tab-stop style:position="0.1252in"/>
          <style:tab-stop style:position="0.25in"/>
          <style:tab-stop style:position="0.5in"/>
          <style:tab-stop style:position="6.4862in" style:type="right" style:leader-style="dotted" style:leader-text="."/>
        </style:tab-stops>
      </style:paragraph-properties>
    </style:style>
    <style:style style:name="P35" style:family="paragraph" style:parent-style-name="Heading_20_1">
      <style:text-properties style:font-name-asian="Arial Unicode MS1" style:font-name-complex="Arial Unicode MS1"/>
    </style:style>
    <style:style style:name="P36" style:family="paragraph" style:parent-style-name="Heading_20_1" style:master-page-name="Converted1">
      <style:paragraph-properties style:page-number="1"/>
    </style:style>
    <style:style style:name="P37" style:family="paragraph" style:parent-style-name="Contents_20_2">
      <style:paragraph-properties>
        <style:tab-stops>
          <style:tab-stop style:position="0.1252in"/>
          <style:tab-stop style:position="0.25in"/>
          <style:tab-stop style:position="0.5in"/>
          <style:tab-stop style:position="6.4862in" style:type="right" style:leader-style="dotted" style:leader-text="."/>
        </style:tab-stops>
      </style:paragraph-properties>
    </style:style>
    <style:style style:name="T1" style:family="text">
      <style:text-properties fo:font-size="24pt" fo:language="en" fo:country="IN" style:font-size-asian="24pt" style:font-size-complex="24pt"/>
    </style:style>
    <style:style style:name="T2" style:family="text">
      <style:text-properties fo:font-size="24pt" style:font-size-asian="24pt" style:font-size-complex="24pt"/>
    </style:style>
    <style:style style:name="T3" style:family="text">
      <style:text-properties fo:font-size="16pt" fo:language="en" fo:country="IN" style:font-size-asian="16pt" style:font-size-complex="16pt"/>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name-asian="Arial Unicode MS1" style:font-size-asian="16pt" style:font-name-complex="Arial Unicode MS1" style:font-size-complex="16pt"/>
    </style:style>
    <style:style style:name="T7" style:family="text">
      <style:text-properties style:font-name-asian="Arial Unicode MS1" style:font-name-complex="Arial Unicode MS1"/>
    </style:style>
    <style:style style:name="T8" style:family="text">
      <style:text-properties fo:language="en" fo:country="IN"/>
    </style:style>
    <style:style style:name="T9" style:family="text">
      <style:text-properties fo:language="en" fo:country="IN" style:font-name-asian="Arial Unicode MS1" style:font-name-complex="Arial Unicode MS1"/>
    </style:style>
    <style:style style:name="T10" style:family="text">
      <style:text-properties style:font-name="Calibri" fo:font-weight="bold" style:font-weight-asian="bold" style:font-name-complex="Times New Roman1" style:font-size-complex="11pt" style:font-weight-complex="bold"/>
    </style:style>
    <style:style style:name="T11" style:family="text">
      <style:text-properties style:font-name="Calibri" fo:language="en" fo:country="IN" style:font-name-complex="Times New Roman1" style:font-size-complex="11pt"/>
    </style:style>
    <style:style style:name="T12" style:family="text">
      <style:text-properties style:font-name="Calibri" style:font-name-complex="Times New Roman1" style:font-size-complex="11pt"/>
    </style:style>
    <style:style style:name="T13" style:family="text">
      <style:text-properties fo:font-size="18pt" style:font-name-asian="Arial Unicode MS1" style:font-size-asian="18pt" style:font-name-complex="Arial Unicode MS1" style:font-size-complex="18pt"/>
    </style:style>
    <style:style style:name="T14" style:family="text">
      <style:text-properties fo:font-size="18pt" style:font-size-asian="18pt" style:font-size-complex="18pt"/>
    </style:style>
    <style:style style:name="T15" style:family="text">
      <style:text-properties fo:font-variant="normal" fo:text-transform="none" fo:color="#000000" style:text-line-through-style="none" style:text-line-through-type="none" style:text-position="0% 100%" style:font-name="Times" fo:font-size="14pt" fo:font-style="normal" style:text-underline-style="none" fo:font-weight="normal" style:font-name-asian="Times1" style:font-size-asian="14pt" style:font-style-asian="normal" style:font-weight-asian="normal" style:font-name-complex="Times1" style:font-size-complex="14pt" style:font-style-complex="normal"/>
    </style:style>
    <style:style style:name="T16" style:family="text">
      <style:text-properties fo:font-variant="normal" fo:text-transform="none" fo:color="#000000" style:text-line-through-style="none" style:text-line-through-type="none" style:text-position="0% 100%" style:font-name="Times"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T17" style:family="text">
      <style:text-properties fo:font-variant="normal" fo:text-transform="none" fo:color="#000000" style:text-line-through-style="none" style:text-line-through-type="none" style:text-position="0% 100%" fo:font-size="14pt" fo:language="en" fo:country="IN" fo:font-style="normal" style:text-underline-style="none" fo:font-weight="normal" style:font-size-asian="14pt" style:font-style-asian="normal" style:font-weight-asian="normal" style:font-name-complex="Times1" style:font-size-complex="14pt" style:font-style-complex="normal"/>
    </style:style>
    <style:style style:name="T18" style:family="text">
      <style:text-properties fo:font-variant="normal" fo:text-transform="none"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T19" style:family="text">
      <style:text-properties fo:font-variant="normal" fo:text-transform="none" fo:color="#000000" style:text-line-through-style="none" style:text-line-through-type="none" style:text-position="0% 100%" style:font-name="Times New Roman" fo:font-size="14pt" fo:language="en" fo:country="IN" fo:font-style="normal" style:text-underline-style="none" fo:font-weight="normal" style:font-name-asian="Times1" style:font-size-asian="14pt" style:font-style-asian="normal" style:font-weight-asian="normal" style:font-name-complex="Times New Roman1" style:font-size-complex="14pt" style:font-style-complex="normal"/>
    </style:style>
    <style:style style:name="T20" style:family="text">
      <style:text-properties fo:font-variant="normal" fo:text-transform="none" fo:color="#ffffff" style:text-line-through-style="none" style:text-line-through-type="none" style:text-position="0% 100%" style:font-name="Times" fo:font-size="14pt" fo:font-style="normal" style:text-underline-style="none" fo:font-weight="bold" style:font-name-asian="Times1" style:font-size-asian="14pt" style:font-style-asian="normal" style:font-weight-asian="bold" style:font-name-complex="Times1" style:font-size-complex="14pt" style:font-style-complex="normal"/>
    </style:style>
    <style:style style:name="T21" style:family="text">
      <style:text-properties fo:font-size="14pt" fo:language="en" fo:country="IN" style:font-size-asian="14pt" style:font-size-complex="14pt"/>
    </style:style>
    <style:style style:name="T22" style:family="text">
      <style:text-properties fo:font-size="14pt" fo:language="en" fo:country="IN" style:font-name-asian="Times New Roman1" style:font-size-asian="14pt" style:language-asian="en" style:country-asian="US" style:font-size-complex="14pt" style:language-complex="ar" style:country-complex="none"/>
    </style:style>
    <style:style style:name="T23" style:family="text">
      <style:text-properties fo:font-size="14pt" fo:language="en" fo:country="IN" fo:font-style="italic" style:font-size-asian="14pt" style:font-style-asian="italic" style:font-size-complex="14pt" style:font-style-complex="italic"/>
    </style:style>
    <style:style style:name="T24" style:family="text">
      <style:text-properties fo:font-size="14pt" fo:language="en" fo:country="IN" fo:font-weight="bold" style:font-size-asian="14pt" style:font-weight-asian="bold" style:font-size-complex="14pt" style:font-weight-complex="bold"/>
    </style:style>
    <style:style style:name="T25" style:family="text">
      <style:text-properties fo:font-size="14pt" fo:font-style="normal" style:font-size-asian="14pt" style:font-style-asian="normal" style:font-size-complex="14pt" style:font-style-complex="normal"/>
    </style:style>
    <style:style style:name="T26" style:family="text">
      <style:text-properties fo:font-size="14pt" fo:language="en" fo:country="US" style:font-name-asian="Times New Roman1" style:font-size-asian="14pt" style:language-asian="en" style:country-asian="US" style:font-size-complex="14pt" style:language-complex="ar" style:country-complex="none"/>
    </style:style>
    <style:style style:name="T27" style:family="text">
      <style:text-properties fo:font-size="14pt" fo:language="en" fo:country="US" fo:font-weight="bold" style:font-name-asian="Times New Roman1" style:font-size-asian="14pt" style:language-asian="en" style:country-asian="US" style:font-weight-asian="bold" style:font-size-complex="14pt" style:language-complex="ar" style:country-complex="none"/>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font-size="14pt" style:font-size-asian="14pt" style:font-size-complex="14pt"/>
    </style:style>
    <style:style style:name="T30" style:family="text">
      <style:text-properties fo:font-size="14pt" style:font-name-asian="Arial Unicode MS1" style:font-size-asian="14pt" style:font-name-complex="Arial Unicode MS1" style:font-size-complex="14pt"/>
    </style:style>
    <style:style style:name="T31" style:family="text">
      <style:text-properties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T32" style:family="text">
      <style:text-properties fo:color="#000000" fo:font-size="14pt" fo:language="en" fo:country="US" style:text-underline-style="none" fo:font-weight="bold" style:letter-kerning="false" style:font-name-asian="Times New Roman1" style:font-size-asian="14pt" style:language-asian="zh" style:country-asian="CN" style:font-weight-asian="bold" style:font-size-complex="14pt" style:language-complex="ar" style:country-complex="none"/>
    </style:style>
    <style:style style:name="T33" style:family="text">
      <style:text-properties fo:color="#000000" fo:font-size="14pt" fo:language="en" fo:country="US" style:text-underline-style="none" style:letter-kerning="false" style:font-name-asian="Times New Roman1" style:font-size-asian="14pt" style:language-asian="zh" style:country-asian="CN" style:font-size-complex="14pt" style:language-complex="ar" style:country-complex="none"/>
    </style:style>
    <style:style style:name="T34" style:family="text">
      <style:text-properties fo:color="#000000" fo:font-size="14pt" fo:language="en" fo:country="IN" style:text-underline-style="none" fo:font-weight="bold" style:letter-kerning="false" style:font-name-asian="Times New Roman1" style:font-size-asian="14pt" style:language-asian="zh" style:country-asian="CN" style:font-weight-asian="bold" style:font-size-complex="14pt" style:language-complex="ar" style:country-complex="none"/>
    </style:style>
    <style:style style:name="T35" style:family="text">
      <style:text-properties style:font-name="Times New Roman" fo:font-size="14pt" fo:language="en" fo:country="IN" fo:font-style="normal" style:font-size-asian="14pt" style:font-style-asian="normal" style:font-name-complex="Times New Roman1" style:font-size-complex="14pt" style:font-style-complex="normal"/>
    </style:style>
    <style:style style:name="T36" style:family="text">
      <style:text-properties style:font-name="Times New Roman" fo:font-size="14pt" fo:font-style="normal" style:font-size-asian="14pt" style:font-style-asian="normal" style:font-name-complex="Times New Roman1" style:font-size-complex="14pt" style:font-style-complex="normal"/>
    </style:style>
    <style:style style:name="T37" style:family="text">
      <style:text-properties fo:font-style="italic" style:font-style-asian="italic" style:font-style-complex="italic"/>
    </style:style>
    <style:style style:name="T38" style:family="text">
      <style:text-properties officeooo:rsid="000faba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page_20_number"/></text:p>
      <text:p text:style-name="P3"><text:span text:style-name="page_20_number"><text:span text:style-name="T1">Determining the probability of detection for specified probability of false alarm and signal-to-noise ratio.</text:span></text:span></text:p>
      <text:p text:style-name="P4"><text:span text:style-name="page_20_number"/></text:p>
      <text:p text:style-name="P4"><text:span text:style-name="page_20_number"/></text:p>
      <text:p text:style-name="P4"><text:span text:style-name="page_20_number"/></text:p>
      <text:p text:style-name="P3"><text:span text:style-name="page_20_number"><text:span text:style-name="T2">Software Requirements Specification</text:span></text:span></text:p>
      <text:p text:style-name="P4"><text:span text:style-name="page_20_number"/></text:p>
      <text:p text:style-name="P3"><text:span text:style-name="page_20_number"><text:span text:style-name="T1">1.0</text:span></text:span></text:p>
      <text:p text:style-name="P3"><text:span text:style-name="page_20_number"><text:span text:style-name="T1">23 January 2018</text:span></text:span></text:p>
      <text:p text:style-name="P4"><text:span text:style-name="page_20_number"/></text:p>
      <text:p text:style-name="P4"><text:span text:style-name="page_20_number"/></text:p>
      <text:p text:style-name="P3"><text:span text:style-name="page_20_number"><text:span text:style-name="T1">Group L</text:span></text:span></text:p>
      <text:p text:style-name="P3"><text:span text:style-name="page_20_number"><text:span text:style-name="T1">Naman, Surya, Nitin, Ayush, Dharna</text:span></text:span></text:p>
      <text:p text:style-name="P4"><text:span text:style-name="page_20_number"/></text:p>
      <text:p text:style-name="P4"><text:span text:style-name="page_20_number"/></text:p>
      <text:p text:style-name="P4"><text:span text:style-name="page_20_number"/></text:p>
      <text:p text:style-name="P4"><text:span text:style-name="page_20_number"/></text:p>
      <text:p text:style-name="P3"><text:span text:style-name="page_20_number"><text:span text:style-name="T4">Prepared for</text:span></text:span></text:p>
      <text:p text:style-name="P3"><text:span text:style-name="page_20_number"><text:span text:style-name="T4">CS 258 Software Engineering</text:span></text:span></text:p>
      <text:p text:style-name="P3"><text:span text:style-name="page_20_number"><text:span text:style-name="T4">Spring 2018</text:span></text:span></text:p>
      <text:p text:style-name="P4"><text:span text:style-name="page_20_number"/></text:p>
      <text:p text:style-name="P31"/>
      <text:p text:style-name="P33"><text:span text:style-name="page_20_number"/></text:p>
      <text:h text:style-name="Heading_20_1" text:outline-level="1"><text:bookmark-start text:name="_Toc"/><text:span text:style-name="page_20_number"><text:span text:style-name="T7">Revision History</text:span></text:span><text:bookmark-end text:name="_Toc"/></text:h>
      <text:p text:style-name="P5"><text:span text:style-name="page_20_numb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page_20_number"><text:span text:style-name="T10">Date</text:span></text:span></text:p>
          </table:table-cell>
          <table:table-cell table:style-name="Table1.A1" office:value-type="string">
            <text:p text:style-name="P9"><text:span text:style-name="page_20_number"><text:span text:style-name="T10">Description</text:span></text:span></text:p>
          </table:table-cell>
          <table:table-cell table:style-name="Table1.A1" office:value-type="string">
            <text:p text:style-name="P9"><text:span text:style-name="page_20_number"><text:span text:style-name="T10">Author</text:span></text:span></text:p>
          </table:table-cell>
          <table:table-cell table:style-name="Table1.A1" office:value-type="string">
            <text:p text:style-name="P9"><text:span text:style-name="page_20_number"><text:span text:style-name="T10">Comments</text:span></text:span></text:p>
          </table:table-cell>
        </table:table-row>
        <table:table-row table:style-name="Table1.2">
          <table:table-cell table:style-name="Table1.A2" office:value-type="string">
            <text:p text:style-name="P11"><text:span text:style-name="page_20_number"><text:span text:style-name="T11">23-01-18</text:span></text:span></text:p>
          </table:table-cell>
          <table:table-cell table:style-name="Table1.A2" office:value-type="string">
            <text:p text:style-name="P13"><text:span text:style-name="T8">1.0</text:span></text:p>
          </table:table-cell>
          <table:table-cell table:style-name="Table1.A2" office:value-type="string">
            <text:p text:style-name="P13"><text:span text:style-name="T8">Ayush Prasad</text:span></text:p>
          </table:table-cell>
          <table:table-cell table:style-name="Table1.A2" office:value-type="string">
            <text:p text:style-name="P11"><text:span text:style-name="page_20_number"><text:span text:style-name="T11">Initial Proposal</text:span></text:span></text:p>
          </table:table-cell>
        </table:table-row>
        <table:table-row table:style-name="Table1.3">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row>
        <table:table-row table:style-name="Table1.3">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row>
        <table:table-row table:style-name="Table1.3">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row>
      </table:table>
      <text:p text:style-name="P5"><text:span text:style-name="page_20_number"/></text:p>
      <text:p text:style-name="Standard"><text:span text:style-name="page_20_number"/></text:p>
      <text:p text:style-name="Standard"><text:span text:style-name="page_20_number"/></text:p>
      <text:h text:style-name="Heading_20_1" text:outline-level="1"><text:bookmark-start text:name="_Toc1"/><text:span text:style-name="page_20_number"><text:span text:style-name="T7">Document Approval</text:span></text:span><text:bookmark-end text:name="_Toc1"/></text:h>
      <text:p text:style-name="Standard"><text:span text:style-name="page_20_number"/></text:p>
      <text:p text:style-name="P5"><text:span text:style-name="page_20_number">The following Software Requirements Specification has been accepted and approved by the following:</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xt:span text:style-name="page_20_number"><text:span text:style-name="T10">Signature</text:span></text:span></text:p>
          </table:table-cell>
          <table:table-cell table:style-name="Table2.A1" office:value-type="string">
            <text:p text:style-name="P10"><text:span text:style-name="page_20_number"><text:span text:style-name="T10">Printed Name</text:span></text:span></text:p>
          </table:table-cell>
          <table:table-cell table:style-name="Table2.A1" office:value-type="string">
            <text:p text:style-name="P10"><text:span text:style-name="page_20_number"><text:span text:style-name="T10">Title</text:span></text:span></text:p>
          </table:table-cell>
          <table:table-cell table:style-name="Table2.A1" office:value-type="string">
            <text:p text:style-name="P10"><text:span text:style-name="page_20_number"><text:span text:style-name="T10">Date</text:span></text:span></text:p>
          </table:table-cell>
        </table:table-row>
        <table:table-row table:style-name="Table2.2">
          <table:table-cell table:style-name="Table2.A2" office:value-type="string">
            <text:p text:style-name="P13"/>
          </table:table-cell>
          <table:table-cell table:style-name="Table2.B2" office:value-type="string">
            <text:p text:style-name="P12"><text:span text:style-name="page_20_number"><text:span text:style-name="T12">&lt;Your Name&gt;</text:span></text:span></text:p>
          </table:table-cell>
          <table:table-cell table:style-name="Table2.B2" office:value-type="string">
            <text:p text:style-name="P14"/>
          </table:table-cell>
          <table:table-cell table:style-name="Table2.A2" office:value-type="string">
            <text:p text:style-name="P13"/>
          </table:table-cell>
        </table:table-row>
        <table:table-row table:style-name="Table2.2">
          <table:table-cell table:style-name="Table2.A2" office:value-type="string">
            <text:p text:style-name="P13"/>
          </table:table-cell>
          <table:table-cell table:style-name="Table2.B2" office:value-type="string">
            <text:p text:style-name="P14"/>
          </table:table-cell>
          <table:table-cell table:style-name="Table2.B2" office:value-type="string">
            <text:p text:style-name="P14"/>
          </table:table-cell>
          <table:table-cell table:style-name="Table2.A2" office:value-type="string">
            <text:p text:style-name="P13"/>
          </table:table-cell>
        </table:table-row>
        <table:table-row table:style-name="Table2.2">
          <table:table-cell table:style-name="Table2.A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A2" office:value-type="string">
            <text:p text:style-name="P13"/>
          </table:table-cell>
        </table:table-row>
      </table:table>
      <text:p text:style-name="P5"><text:span text:style-name="page_20_number"/></text:p>
      <text:p text:style-name="P6"><text:span text:style-name="page_20_number"><text:tab/><text:tab/><text:tab/><text:tab/><text:tab/></text:span></text:p>
      <text:p text:style-name="Standard"/>
      <text:p text:style-name="P22"><text:span text:style-name="page_20_number"><text:span text:style-name="T5">Table of Contents</text:span></text:span></text:p>
      <text:p text:style-name="Header"/>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andard"/>
        </text:index-body>
      </text:table-of-content>
      <text:p text:style-name="Contents_20_1"><text:span text:style-name="T7">Revision History<text:tab/>ii</text:span></text:p>
      <text:p text:style-name="Contents_20_1"><text:span text:style-name="T7">Document Approval<text:tab/>ii</text:span></text:p>
      <text:p text:style-name="Contents_20_1"><text:span text:style-name="T7">1. Introduction<text:tab/>i</text:span></text:p>
      <text:p text:style-name="P37"><text:span text:style-name="T7">1.1 Purpose<text:tab/>i</text:span></text:p>
      <text:p text:style-name="P37"><text:span text:style-name="T7">1.2 Scope<text:tab/>i</text:span></text:p>
      <text:p text:style-name="P37"><text:span text:style-name="T7">1.3 Definitions, Acronyms, and Abbreviations<text:tab/>i</text:span></text:p>
      <text:p text:style-name="P37"><text:span text:style-name="T7">1.4 References<text:tab/>i</text:span></text:p>
      <text:p text:style-name="P37"><text:span text:style-name="T7">1.5 Overview<text:tab/>i</text:span></text:p>
      <text:p text:style-name="Contents_20_1"><text:span text:style-name="T7">2. General Description<text:tab/>ii</text:span></text:p>
      <text:p text:style-name="P37"><text:span text:style-name="T7">2.1 Product Perspective<text:tab/>ii</text:span></text:p>
      <text:p text:style-name="P37"><text:span text:style-name="T7">2.2 Product Functions<text:tab/>ii</text:span></text:p>
      <text:p text:style-name="P37"><text:span text:style-name="T7">2.3 User Characteristics<text:tab/>ii</text:span></text:p>
      <text:p text:style-name="P37"><text:span text:style-name="T7">2.4 </text:span><text:bookmark text:name="__DdeLink__585_1464589250"/><text:span text:style-name="T7">General Constraints<text:tab/>ii</text:span></text:p>
      <text:p text:style-name="P37"><text:span text:style-name="T7">2.5 Assumptions and Dependencies<text:tab/>ii</text:span></text:p>
      <text:p text:style-name="P37"><text:bookmark text:name="__DdeLink__1127_1844422874"/><text:span text:style-name="T7">2.6 Operating Environment<text:tab/>ii</text:span></text:p>
      <text:p text:style-name="P37"><text:span text:style-name="T7">2.7 Technology to be used<text:tab/>ii</text:span></text:p>
      <text:p text:style-name="Contents_20_1"><text:span text:style-name="T7">3. Specific Requirements<text:tab/>ii</text:span></text:p>
      <text:p text:style-name="P37"><text:span text:style-name="T7">3.1 External Interface Requirements<text:tab/>iii</text:span></text:p>
      <text:p text:style-name="P34"><text:span text:style-name="T7">3.1.1 User Interfaces<text:tab/>iii</text:span></text:p>
      <text:p text:style-name="P34"><text:span text:style-name="T7">3.1.2 Hardware Interfaces<text:tab/>iii</text:span></text:p>
      <text:p text:style-name="P34"><text:span text:style-name="T7">3.1.3 Software Interfaces<text:tab/>iii</text:span></text:p>
      <text:p text:style-name="P34"><text:span text:style-name="T7">3.1.4 Communications Interfaces<text:tab/>iii</text:span></text:p>
      <text:p text:style-name="P37"><text:span text:style-name="T7">3.2 Functional Requirements<text:tab/>iii</text:span></text:p>
      <text:p text:style-name="P37"><text:span text:style-name="T7">3.3 Non-Functional Requirements<text:tab/>iii</text:span></text:p>
      <text:p text:style-name="P37"><text:span text:style-name="T7">3.4 Design Constraints<text:tab/>iv</text:span></text:p>
      <text:p text:style-name="P37"><text:span text:style-name="T7">3.5 Logical Database Requirements<text:tab/>iv</text:span></text:p>
      <text:h text:style-name="P36" text:outline-level="1"><text:bookmark-start text:name="_Toc2"/><text:span text:style-name="page_20_number"><text:span text:style-name="T13">1. Introduction</text:span></text:span><text:bookmark-end text:name="_Toc2"/></text:h>
      <text:h text:style-name="Heading_20_2" text:outline-level="2"><text:bookmark-start text:name="_Toc3"/><text:span text:style-name="T15">The client requires </text:span><text:span text:style-name="T17">two</text:span><text:span text:style-name="T15"> software</text:span><text:span text:style-name="T17">s</text:span><text:span text:style-name="T15"> to be developed, of which the first one presents a graphical representation based on three critical parameters which are the probability of detection, the probability of false alarm, signal-to-noise ratio.</text:span><text:span text:style-name="T17"> And the other software can be used to detect targets from a set of infrared images and later track the target.</text:span></text:h>
      <text:p text:style-name="Standard"/>
      <text:h text:style-name="Heading_20_2" text:outline-level="2"><text:span text:style-name="page_20_number"><text:span text:style-name="T6">1.1 Purpose</text:span></text:span><text:bookmark-end text:name="_Toc3"/></text:h>
      <text:h text:style-name="Heading_20_2" text:outline-level="2"><text:bookmark-start text:name="_Toc4"/><text:span text:style-name="T15">The purpose of this SRS is to provide the end user the details about the operation of the products and all the specifications of the products. It is a comprehensive guide for anybody who is interested in knowing about the software in detail and wishes to pursue developing them.</text:span></text:h>
      <text:h text:style-name="P28" text:outline-level="2"><text:span text:style-name="page_20_number"/></text:h>
      <text:h text:style-name="Heading_20_2" text:outline-level="2"><text:span text:style-name="page_20_number"><text:span text:style-name="T6">1.2 Scope</text:span></text:span><text:bookmark-end text:name="_Toc4"/></text:h>
      <text:p text:style-name="P20"><text:span text:style-name="T15">The softwares to be developed are </text:span><text:span text:style-name="T16">P</text:span><text:span text:style-name="T18">o</text:span><text:span text:style-name="T16">D </text:span><text:span text:style-name="T15">and </text:span><text:span text:style-name="T18">Target Tracking System.</text:span></text:p>
      <text:p text:style-name="P20"><text:span text:style-name="T16">The P</text:span><text:span text:style-name="T18">o</text:span><text:span text:style-name="T16">D will plot a graph between probability of detection and signal-to-noise ratio having different probability of false alarm. </text:span><text:span text:style-name="T15">The client should be able to get the probability of detection corresponding to a specified probability of false alarm and signal-to-noise ratio and vice versa</text:span><text:span text:style-name="T18">.</text:span></text:p>
      <text:p text:style-name="P24"/>
      <text:p text:style-name="P25"><text:span text:style-name="T18">Target Tracking System deals with measurement extraction and their processing in the case where a detection is a set of cells or pixels in which </text:span><text:span text:style-name="T31">received</text:span><text:span text:style-name="T18"> signal indicates the existence of a target. It is used to detect targets using centroid estimation technique and segmentation. The targets are tracked based on the tracking filters designed using white noise measurement and autocorrelation.</text:span></text:p>
      <text:h text:style-name="Heading_20_2" text:outline-level="2"><text:bookmark-start text:name="_Toc5"/><text:span text:style-name="page_20_number"><text:span text:style-name="T6">1.3 Definitions, Acronyms, and Abbreviations</text:span></text:span><text:bookmark-end text:name="_Toc5"/></text:h>
      <table:table table:name="Table3" table:style-name="Table3">
        <table:table-column table:style-name="Table3.A"/>
        <table:table-column table:style-name="Table3.B"/>
        <table:table-row table:style-name="Table3.1">
          <table:table-cell table:style-name="Table3.A1" office:value-type="string">
            <text:p text:style-name="P17"><text:span text:style-name="T20">Terms</text:span></text:p>
          </table:table-cell>
          <table:table-cell table:style-name="Table3.A1" office:value-type="string">
            <text:p text:style-name="P18"><text:span text:style-name="T20">Definition</text:span></text:p>
          </table:table-cell>
        </table:table-row>
        <table:table-row table:style-name="Table3.2">
          <table:table-cell table:style-name="Table3.A2" office:value-type="string">
            <text:p text:style-name="P17"><text:span text:style-name="T35">Probability of detection</text:span></text:p>
          </table:table-cell>
          <table:table-cell table:style-name="Table3.A2" office:value-type="string">
            <text:p text:style-name="P18"><text:span text:style-name="T35">The probability that the search object will be detected under given conditions if it is in the area searched.</text:span></text:p>
          </table:table-cell>
        </table:table-row>
        <table:table-row table:style-name="Table3.2">
          <table:table-cell table:style-name="Table3.A3" office:value-type="string">
            <text:p text:style-name="P17"><text:span text:style-name="T35">False alarm</text:span></text:p>
          </table:table-cell>
          <table:table-cell table:style-name="Table3.A3" office:value-type="string">
            <text:p text:style-name="P18"><text:span text:style-name="T35">An erroneous radar target detection decision caused by noise or other interference exceeding the detection </text:span><text:soft-page-break/><text:span text:style-name="T35">threshold.</text:span></text:p>
            <text:p text:style-name="P19"/>
          </table:table-cell>
        </table:table-row>
        <table:table-row table:style-name="Table3.4">
          <table:table-cell table:style-name="Table3.A4" office:value-type="string">
            <text:p text:style-name="P17"><text:span text:style-name="T19">Signal-to-noise ratio (SNR)</text:span></text:p>
          </table:table-cell>
          <table:table-cell table:style-name="Table3.A4" office:value-type="string">
            <text:p text:style-name="P15"><text:span text:style-name="T26">Signal-to-noise ratio (abbreviated </text:span><text:span text:style-name="T27">SNR</text:span><text:span text:style-name="T26"> or S/N) is a measure used in science and engineering that compares the level of a desired signal to the level of background noise. SN</text:span><text:span text:style-name="T22">R</text:span><text:span text:style-name="T26"> is</text:span><text:span text:style-name="T22"> </text:span><text:span text:style-name="T27">defined</text:span><text:span text:style-name="T26"> as the ratio of signal power to the noise power, often expressed in decibels.</text:span></text:p>
          </table:table-cell>
        </table:table-row>
        <table:table-row table:style-name="Table3.5">
          <table:table-cell table:style-name="Table3.A4" office:value-type="string">
            <text:p text:style-name="P17"><text:span text:style-name="T19">MATLAB</text:span></text:p>
          </table:table-cell>
          <table:table-cell table:style-name="Table3.A4" office:value-type="string">
            <text:p text:style-name="P16"><text:span text:style-name="T32">MATLAB</text:span><text:span text:style-name="T33"> is a fourth-generation programming language and numerical analysis environment. Uses for </text:span><text:span text:style-name="T32">MATLAB</text:span><text:span text:style-name="T34"> </text:span><text:span text:style-name="T33">include matrix calculations, developing and running algorithms, creating user interfaces (UI) and data visualization.</text:span></text:p>
          </table:table-cell>
        </table:table-row>
        <table:table-row table:style-name="Table3.6">
          <table:table-cell table:style-name="Table3.A4" office:value-type="string">
            <text:p text:style-name="P17"><text:span text:style-name="T19">Image Segmentation</text:span></text:p>
          </table:table-cell>
          <table:table-cell table:style-name="Table3.A4" office:value-type="string">
            <text:p text:style-name="P15"><text:span text:style-name="T26">In computer vision, </text:span><text:span text:style-name="T27">image segmentation</text:span><text:span text:style-name="T26"> is the process of partitioning a digital </text:span><text:span text:style-name="T27">image</text:span><text:span text:style-name="T26"> into multiple segments (sets of pixels, also known as super-pixels). The goal of</text:span><text:span text:style-name="T22"> </text:span><text:span text:style-name="T27">segmentation</text:span><text:span text:style-name="T26"> is to simplify and/or change the representation of an </text:span><text:span text:style-name="T27">image</text:span><text:span text:style-name="T26"> into something that is more meaningful and easier to </text:span><text:span text:style-name="T22">analyse</text:span><text:span text:style-name="T26">.</text:span></text:p>
          </table:table-cell>
        </table:table-row>
        <table:table-row table:style-name="Table3.7">
          <table:table-cell table:style-name="Table3.A4" office:value-type="string">
            <text:p text:style-name="P17"><text:span text:style-name="T19">Centroid Tracker</text:span></text:p>
          </table:table-cell>
          <table:table-cell table:style-name="Table3.A4" office:value-type="string">
            <text:p text:style-name="P18"><text:span text:style-name="T35">Tracker which tracks the calculated centroids of clusters.</text:span></text:p>
          </table:table-cell>
        </table:table-row>
        <table:table-row table:style-name="Table3.8">
          <table:table-cell table:style-name="Table3.A4" office:value-type="string">
            <text:p text:style-name="P17"><text:span text:style-name="T19">Forward looking infrared imaging sensor (FLIR sensor)</text:span></text:p>
          </table:table-cell>
          <table:table-cell table:style-name="Table3.A4" office:value-type="string">
            <text:p text:style-name="P18"><text:span text:style-name="T35">It senses infrared radiation and are installed in forward looking infrared cameras.</text:span></text:p>
          </table:table-cell>
        </table:table-row>
        <table:table-row table:style-name="Table3.8">
          <table:table-cell table:style-name="Table3.A4" office:value-type="string">
            <text:p text:style-name="P17"><text:span text:style-name="T19">Autocorrelation</text:span></text:p>
          </table:table-cell>
          <table:table-cell table:style-name="Table3.A4" office:value-type="string">
            <text:p text:style-name="P18"><text:span text:style-name="T35">Correlation of a signal with a delayed copy of itself as a function of delay.</text:span></text:p>
          </table:table-cell>
        </table:table-row>
      </table:table>
      <text:h text:style-name="P29" text:outline-level="2"><text:span text:style-name="page_20_number"/></text:h>
      <text:h text:style-name="P29" text:outline-level="2"><text:span text:style-name="page_20_number"/></text:h>
      <text:h text:style-name="P29" text:outline-level="2"><text:span text:style-name="page_20_number"/></text:h>
      <text:h text:style-name="Heading_20_2" text:outline-level="2"><text:span text:style-name="page_20_number"><text:span text:style-name="T6">1.4 References</text:span></text:span></text:h>
      <text:p text:style-name="Standard"><text:span text:style-name="page_20_number"><text:span text:style-name="T28">Following are the resources used :</text:span></text:span></text:p>
      <text:list xml:id="list2208235782" text:style-name="WWNum1">
        <text:list-item>
          <text:p text:style-name="P26"><text:span text:style-name="page_20_number"><text:span text:style-name="T23"><text:s/>INTRODUCTION TO ELECTRO-OPTICAL IMAGING AND TRACKING SYSTEMS by Khalil Seyrafi and S.A. Hovanessian</text:span></text:span></text:p>
        </text:list-item>
        <text:list-item>
          <text:p text:style-name="P26"><text:soft-page-break/><text:span text:style-name="page_20_number"><text:span text:style-name="T23"><text:s/>Tracking and Data Fusion: A Handbook of Algorithms by Peter K.Willett, Xin Tian, and Yaakov Bar-Shalom</text:span></text:span></text:p>
        </text:list-item>
        <text:list-item>
          <text:p text:style-name="P26"><text:span text:style-name="page_20_number"><text:span text:style-name="T23"><text:s/>Wikipedia</text:span></text:span></text:p>
        </text:list-item>
        <text:list-item>
          <text:p text:style-name="P26"><text:span text:style-name="page_20_number"><text:span text:style-name="T23"><text:s/></text:span></text:span><text:a xlink:type="simple" xlink:href="https://www.twi-global.com/capabilities/integrity-management/non-destructive-testing/probability-of-detection/" text:style-name="Internet_20_link" text:visited-style-name="Visited_20_Internet_20_Link"><text:span text:style-name="T23">https://www.twi-global.com/capabilities/integrity-management/non-destructive-testing/probability-of-detection/</text:span></text:a></text:p>
        </text:list-item>
        <text:list-item>
          <text:p text:style-name="P26"><text:a xlink:type="simple" xlink:href="https://definedterm.com/" text:style-name="Internet_20_link" text:visited-style-name="Visited_20_Internet_20_Link"><text:span text:style-name="T23">https://definedterm.com/</text:span></text:a></text:p>
        </text:list-item>
        <text:list-item>
          <text:p text:style-name="P26"><text:span text:style-name="page_20_number"><text:span text:style-name="T23"><text:s/>&lt;to be updated soon&gt;</text:span></text:span></text:p>
        </text:list-item>
      </text:list>
      <text:p text:style-name="P27"><text:bookmark text:name="_GoBack"/><text:span text:style-name="page_20_number"/></text:p>
      <text:h text:style-name="Heading_20_2" text:outline-level="2"><text:span text:style-name="page_20_number"><text:span text:style-name="T6">1.5 Overview</text:span></text:span></text:h>
      <text:p text:style-name="P20"><text:span text:style-name="T15">The rest of the SRS contains all the details of the projects. It starts with the general description of the project </text:span><text:span text:style-name="T16">and all of its products. It also</text:span><text:span text:style-name="T15"> specifies the factors that affect the products. </text:span><text:span text:style-name="T16">Then</text:span><text:span text:style-name="T15"> followed by specific requirements</text:span><text:span text:style-name="T18"> in detailed terms</text:span><text:span text:style-name="T15"> which describe all the software and hardware requirements of the products</text:span><text:span text:style-name="T18"> and description of the different system interfaces.</text:span></text:p>
      <text:p text:style-name="P27"><text:bookmark text:name="_Toc7"/><text:span text:style-name="page_20_number"/></text:p>
      <text:p text:style-name="P21"><text:bookmark-start text:name="_Toc8"/></text:p>
      <text:h text:style-name="P35" text:outline-level="1"><text:span text:style-name="page_20_number"/></text:h>
      <text:h text:style-name="P35" text:outline-level="1"><text:span text:style-name="page_20_number"/></text:h>
      <text:h text:style-name="P35" text:outline-level="1"><text:span text:style-name="page_20_number"/></text:h>
      <text:h text:style-name="P35" text:outline-level="1"><text:span text:style-name="page_20_number"/></text:h>
      <text:p text:style-name="P7"><text:span text:style-name="page_20_number"/></text:p>
      <text:p text:style-name="P7"><text:span text:style-name="page_20_number"/></text:p>
      <text:p text:style-name="P7"><text:span text:style-name="page_20_number"/></text:p>
      <text:h text:style-name="P35" text:outline-level="1"><text:span text:style-name="page_20_number"/></text:h>
      <text:h text:style-name="Heading_20_1" text:outline-level="1"><text:span text:style-name="page_20_number"><text:span text:style-name="T7">2. General Description</text:span></text:span><text:bookmark-end text:name="_Toc8"/></text:h>
      <text:p text:style-name="Standard"><text:span text:style-name="page_20_number"><text:span text:style-name="T37">This section of the SRS should describe the general factors that affect 'the product and its requirements. <text:s/>It should be made clear that this section does not state specific requirements; it only makes those requirements easier to understand.</text:span></text:span></text:p>
      <text:h text:style-name="Heading_20_2" text:outline-level="2"><text:bookmark-start text:name="_Toc9"/><text:span text:style-name="page_20_number"><text:span text:style-name="T7">2.1 Product Perspective</text:span></text:span><text:bookmark-end text:name="_Toc9"/></text:h>
      <text:p text:style-name="Standard"><text:span text:style-name="page_20_number"><text:span text:style-name="T37">This subsection of the SRS puts the product into perspective with other related products or</text:span></text:span></text:p>
      <text:p text:style-name="Standard"><text:span text:style-name="page_20_number"><text:span text:style-name="T37">projects. <text:s/>(See the IEEE Guide to SRS for more details).</text:span></text:span></text:p>
      <text:h text:style-name="Heading_20_2" text:outline-level="2"><text:bookmark-start text:name="_Toc10"/><text:soft-page-break/><text:span text:style-name="page_20_number"><text:span text:style-name="T7">2.2 Product Functions</text:span></text:span><text:bookmark-end text:name="_Toc10"/></text:h>
      <text:p text:style-name="Text_20_body"><text:span text:style-name="page_20_number">This subsection of the SRS should provide a summary of the functions that the software will perform. </text:span></text:p>
      <text:h text:style-name="Heading_20_2" text:outline-level="2"><text:bookmark-start text:name="_Toc11"/><text:span text:style-name="page_20_number"><text:span text:style-name="T7">2.3 User Characteristics</text:span></text:span><text:bookmark-end text:name="_Toc11"/></text:h>
      <text:p text:style-name="Text_20_body"><text:span text:style-name="page_20_number">This subsection of the SRS should describe those general characteristics of the eventual users of the product that will affect the specific requirements. <text:s/>(See the IEEE Guide to SRS for more details).</text:span></text:p>
      <text:h text:style-name="Heading_20_2" text:outline-level="2"><text:bookmark-start text:name="_Toc12"/><text:span text:style-name="page_20_number"><text:span text:style-name="T7">2.4 General Constraints</text:span></text:span><text:bookmark-end text:name="_Toc12"/></text:h>
      <text:p text:style-name="Standard"><text:span text:style-name="page_20_number"><text:span text:style-name="T37">This subsection of the SRS should provide a general description of any other items that will</text:span></text:span></text:p>
      <text:p text:style-name="Standard"><text:span text:style-name="page_20_number"><text:span text:style-name="T37">limit the developer’s options for designing the system. (See the IEEE Guide to SRS for a partial list of possible general constraints).</text:span></text:span></text:p>
      <text:h text:style-name="Heading_20_2" text:outline-level="2"><text:bookmark-start text:name="_Toc13"/><text:span text:style-name="page_20_number"><text:span text:style-name="T7">2.5 Assumptions and Dependencies</text:span></text:span><text:bookmark-end text:name="_Toc13"/></text:h>
      <text:p text:style-name="Text_20_body"><text:span text:style-name="page_20_number">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span></text:p>
      <text:h text:style-name="Heading_20_2" text:outline-level="2"><text:span text:style-name="page_20_number"><text:span text:style-name="T8">2.6 Operating Environment</text:span></text:span></text:h>
      <text:p text:style-name="P8"><text:span text:style-name="page_20_number"/></text:p>
      <text:p text:style-name="Standard"><text:span text:style-name="page_20_number"><text:span text:style-name="T24">2.7 Technology to be used</text:span></text:span></text:p>
      <text:h text:style-name="Heading_20_1" text:outline-level="1"><text:bookmark-start text:name="_Toc14"/><text:span text:style-name="page_20_number"><text:span text:style-name="T7">3. Specific Requirements</text:span></text:span><text:bookmark-end text:name="_Toc14"/></text:h>
      <text:p text:style-name="Text_20_body"><text:span text:style-name="page_20_number">This will be the largest and most important section of the SRS. <text:s/>The customer requirements will be embodied within Section 2, but this section will give the D-requirements that are used to guide the project’s software design, implementation, and testing.</text:span></text:p>
      <text:p text:style-name="Text_20_body"><text:span text:style-name="page_20_number"/></text:p>
      <text:p text:style-name="Text_20_body"><text:span text:style-name="page_20_number">Each requirement in this section should be:</text:span></text:p>
      <text:list xml:id="list2235929850" text:style-name="WWNum2">
        <text:list-item>
          <text:p text:style-name="P1"><text:span text:style-name="page_20_number">Correct</text:span></text:p>
        </text:list-item>
        <text:list-item>
          <text:p text:style-name="P1"><text:span text:style-name="page_20_number">Traceable (both forward and backward to prior/future artifacts)</text:span></text:p>
        </text:list-item>
        <text:list-item>
          <text:p text:style-name="P1"><text:span text:style-name="page_20_number">Unambiguous</text:span></text:p>
        </text:list-item>
        <text:list-item>
          <text:p text:style-name="P1"><text:span text:style-name="page_20_number">Verifiable (i.e., testable)</text:span></text:p>
        </text:list-item>
        <text:list-item>
          <text:p text:style-name="P1"><text:span text:style-name="page_20_number">Prioritized (with respect to importance and/or stability)</text:span></text:p>
        </text:list-item>
        <text:list-item>
          <text:p text:style-name="P1"><text:span text:style-name="page_20_number">Complete</text:span></text:p>
        </text:list-item>
        <text:list-item>
          <text:p text:style-name="P1"><text:span text:style-name="page_20_number">Consistent</text:span></text:p>
        </text:list-item>
        <text:list-item>
          <text:p text:style-name="P1"><text:span text:style-name="page_20_number">Uniquely identifiable (usually via numbering like 3.4.5.6)</text:span></text:p>
        </text:list-item>
      </text:list>
      <text:p text:style-name="Text_20_body"><text:span text:style-name="page_20_number"/></text:p>
      <text:p text:style-name="Text_20_body"><text:span text:style-name="page_20_number">Attention should be paid to the carefully organize the requirements presented in this section so that they may easily accessed and understood. <text:s/>Furthermore, this SRS is not the software design </text:span><text:soft-page-break/><text:span text:style-name="page_20_number">document, therefore one should avoid the tendency to over-constrain (and therefore design) the software project within this SRS.</text:span></text:p>
      <text:h text:style-name="Heading_20_2" text:outline-level="2"><text:bookmark-start text:name="_Toc15"/><text:span text:style-name="page_20_number"><text:span text:style-name="T7">3.1 External Interface Requirements</text:span></text:span><text:bookmark-end text:name="_Toc15"/></text:h>
      <text:h text:style-name="Heading_20_3" text:outline-level="3"><text:bookmark-start text:name="_Toc16"/><text:span text:style-name="page_20_number"><text:span text:style-name="T7">3.1.1 User Interfaces</text:span></text:span><text:bookmark-end text:name="_Toc16"/></text:h>
      <text:h text:style-name="Heading_20_3" text:outline-level="3"><text:bookmark-start text:name="_Toc17"/><text:span text:style-name="page_20_number"><text:span text:style-name="T7">3.1.2 Hardware Interfaces</text:span></text:span><text:bookmark-end text:name="_Toc17"/></text:h>
      <text:h text:style-name="Heading_20_3" text:outline-level="3"><text:bookmark-start text:name="_Toc18"/><text:span text:style-name="page_20_number"><text:span text:style-name="T7">3.1.3 Software Interfaces</text:span></text:span><text:bookmark-end text:name="_Toc18"/></text:h>
      <text:h text:style-name="Heading_20_3" text:outline-level="3"><text:bookmark-start text:name="_Toc19"/><text:span text:style-name="page_20_number"><text:span text:style-name="T7">3.1.4 Communications Interfaces</text:span></text:span><text:bookmark-end text:name="_Toc19"/></text:h>
      <text:h text:style-name="Heading_20_2" text:outline-level="2"><text:bookmark-start text:name="_Toc20"/><text:span text:style-name="page_20_number"><text:span text:style-name="T7">3.2 Functional Requirements</text:span></text:span><text:bookmark-end text:name="_Toc20"/></text:h>
      <text:p text:style-name="Text_20_body"><text:span text:style-name="page_20_number">This section describes specific features of the software project. <text:s/>If desired, some requirements may be specified in the use-case format and listed in the Use Cases Section.</text:span></text:p>
      <text:h text:style-name="Heading_20_3" text:outline-level="3"><text:bookmark-start text:name="_Toc21"/><text:span text:style-name="page_20_number"><text:span text:style-name="T7">3.2.1 &lt;Functional Requirement or Feature #1&gt;</text:span></text:span><text:bookmark-end text:name="_Toc21"/></text:h>
      <text:p text:style-name="Standard"><text:span text:style-name="page_20_number">3.2.1.1 Introduction</text:span></text:p>
      <text:p text:style-name="Standard"><text:span text:style-name="page_20_number">3.2.1.2 Inputs</text:span></text:p>
      <text:p text:style-name="Standard"><text:span text:style-name="page_20_number">3.2.1.3 Processing</text:span></text:p>
      <text:p text:style-name="Standard"><text:span text:style-name="page_20_number">3.2.1.4 Outputs</text:span></text:p>
      <text:p text:style-name="Standard"><text:span text:style-name="page_20_number">3.2.1.5 Error Handling</text:span></text:p>
      <text:h text:style-name="Heading_20_3" text:outline-level="3"><text:bookmark-start text:name="_Toc22"/><text:span text:style-name="page_20_number"><text:span text:style-name="T7">3.2.2 &lt;Functional Requirement or Feature #2&gt;</text:span></text:span><text:bookmark-end text:name="_Toc22"/></text:h>
      <text:p text:style-name="Standard"><text:span text:style-name="page_20_number">…</text:span></text:p>
      <text:h text:style-name="Heading_20_2" text:outline-level="2"><text:bookmark-start text:name="_Toc26"/><text:span text:style-name="page_20_number"><text:span text:style-name="T7">3.</text:span></text:span><text:span text:style-name="page_20_number"><text:span text:style-name="T9">3</text:span></text:span><text:span text:style-name="page_20_number"><text:span text:style-name="T7"> Non-Functional Requirements</text:span></text:span><text:bookmark-end text:name="_Toc26"/></text:h>
      <text:p text:style-name="Text_20_body"><text:span text:style-name="page_20_number">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text:span><text:span text:style-name="page_20_number"><text:span text:style-name="T8">etc. </text:span></text:span><text:span text:style-name="page_20_number">). </text:span></text:p>
      <text:h text:style-name="Heading_20_3" text:outline-level="3"><text:bookmark-start text:name="_Toc27"/><text:span text:style-name="page_20_number"><text:span text:style-name="T7">3.</text:span></text:span><text:span text:style-name="page_20_number"><text:span text:style-name="T9">3</text:span></text:span><text:span text:style-name="page_20_number"><text:span text:style-name="T7">.1 Performance</text:span></text:span><text:bookmark-end text:name="_Toc27"/></text:h>
      <text:h text:style-name="Heading_20_3" text:outline-level="3"><text:bookmark-start text:name="_Toc28"/><text:span text:style-name="page_20_number"><text:span text:style-name="T7">3.</text:span></text:span><text:span text:style-name="page_20_number"><text:span text:style-name="T9">3</text:span></text:span><text:span text:style-name="page_20_number"><text:span text:style-name="T7">.2 Reliability</text:span></text:span><text:bookmark-end text:name="_Toc28"/></text:h>
      <text:h text:style-name="Heading_20_3" text:outline-level="3"><text:bookmark-start text:name="_Toc29"/><text:span text:style-name="page_20_number"><text:span text:style-name="T7">3.</text:span></text:span><text:span text:style-name="page_20_number"><text:span text:style-name="T9">3</text:span></text:span><text:span text:style-name="page_20_number"><text:span text:style-name="T7">.3 Availability</text:span></text:span><text:bookmark-end text:name="_Toc29"/></text:h>
      <text:h text:style-name="Heading_20_3" text:outline-level="3"><text:bookmark-start text:name="_Toc30"/><text:span text:style-name="page_20_number"><text:span text:style-name="T7">3.</text:span></text:span><text:span text:style-name="page_20_number"><text:span text:style-name="T9">3</text:span></text:span><text:span text:style-name="page_20_number"><text:span text:style-name="T7">.4 Security</text:span></text:span><text:bookmark-end text:name="_Toc30"/></text:h>
      <text:h text:style-name="Heading_20_3" text:outline-level="3"><text:bookmark-start text:name="_Toc31"/><text:span text:style-name="page_20_number"><text:span text:style-name="T7">3.</text:span></text:span><text:span text:style-name="page_20_number"><text:span text:style-name="T9">3</text:span></text:span><text:span text:style-name="page_20_number"><text:span text:style-name="T7">.5 Maintainability</text:span></text:span><text:bookmark-end text:name="_Toc31"/></text:h>
      <text:h text:style-name="Heading_20_3" text:outline-level="3"><text:bookmark-start text:name="_Toc32"/><text:span text:style-name="page_20_number"><text:span text:style-name="T7">3.</text:span></text:span><text:span text:style-name="page_20_number"><text:span text:style-name="T9">3</text:span></text:span><text:span text:style-name="page_20_number"><text:span text:style-name="T7">.6 Portability</text:span></text:span><text:bookmark-end text:name="_Toc32"/></text:h>
      <text:p text:style-name="Standard"><text:span text:style-name="page_20_number"/></text:p>
      <text:h text:style-name="Heading_20_2" text:outline-level="2"><text:bookmark-start text:name="_Toc34"/><text:span text:style-name="page_20_number"><text:span text:style-name="T7">3.</text:span></text:span><text:span text:style-name="page_20_number"><text:span text:style-name="T9">4</text:span></text:span><text:span text:style-name="page_20_number"><text:span text:style-name="T7"> Design Constraints</text:span></text:span><text:bookmark-end text:name="_Toc34"/></text:h>
      <text:p text:style-name="Text_20_body"><text:span text:style-name="page_20_number">Specify design constrains imposed by other standards, company policies, hardware limitation, etc. that will impact this software project.</text:span></text:p>
      <text:h text:style-name="Heading_20_2" text:outline-level="2"><text:bookmark-start text:name="_Toc35"/><text:soft-page-break/><text:span text:style-name="page_20_number"><text:span text:style-name="T7">3.</text:span></text:span><text:span text:style-name="page_20_number"><text:span text:style-name="T9">5</text:span></text:span><text:span text:style-name="page_20_number"><text:span text:style-name="T7"> Logical Database Requirements</text:span></text:span><text:bookmark-end text:name="_Toc35"/></text:h>
      <text:p text:style-name="Text_20_body"><text:span text:style-name="page_20_number">Will a database be used? <text:s/>If so, what logical requirements exist for data formats, storage capabilities, data retention, data integrity, etc.</text:span></text:p>
      <text:p text:style-name="Text_20_body"><text:span text:style-name="page_20_number"/></text:p>
      <text:p text:style-name="P2"><text:span text:style-name="page_20_number"><text:span text:style-name="T38">wefnedjknlsjkcdnlzkbcjlbneklsz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Arial Unicode MS" svg:font-family="'Arial Unicode MS'"/>
    <style:font-face style:name="Arial1" svg:font-family="Arial" style:font-family-generic="swiss"/>
    <style:font-face style:name="Times2" svg:font-family="Times" style:font-family-generic="swiss"/>
    <style:font-face style:name="Calibri" svg:font-family="Calibri"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padding="0in" fo:border="none"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2pt" fo:language="en" fo:country="US" style:text-underline-style="none"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fo:padding="0in" fo:border="none"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2pt" fo:language="en" fo:country="US" fo:font-style="italic" style:text-underline-style="none" style:font-name-asian="Arial Unicode MS1" style:font-family-asian="'Arial Unicode MS'" style:font-family-generic-asian="system" style:font-pitch-asian="variable" style:font-size-asian="12pt" style:language-asian="en" style:country-asian="US" style:font-style-asian="italic" style:font-name-complex="Arial Unicode MS1" style:font-family-complex="'Arial Unicode MS'" style:font-family-generic-complex="system" style:font-pitch-complex="variable" style:font-size-complex="12pt" style:language-complex="ar" style:country-complex="SA" style:font-style-complex="italic"/>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665in" fo:margin-bottom="0.0835in" loext:contextual-spacing="false" fo:text-align="start" style:justify-single-word="false" fo:orphans="2" fo:widows="2" fo:padding="0in" fo:border="none"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6pt" fo:language="en" fo:country="US" style:text-underline-style="none" fo:font-weight="bold" style:font-name-asian="Times1" style:font-family-asian="Times" style:font-family-generic-asian="system" style:font-pitch-asian="variable" style:font-size-asian="16pt" style:language-asian="en" style:country-asian="US" style:font-weight-asian="bold" style:font-name-complex="Times1" style:font-family-complex="Times"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665in" fo:margin-bottom="0.0835in" loext:contextual-spacing="false" fo:text-align="start" style:justify-single-word="false" fo:orphans="2" fo:widows="2" fo:padding="0in" fo:border="none"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4pt" fo:language="en" fo:country="US" style:text-underline-style="none" fo:font-weight="bold" style:font-name-asian="Times1" style:font-family-asian="Times" style:font-family-generic-asian="system" style:font-pitch-asian="variable" style:font-size-asian="14pt" style:language-asian="en" style:country-asian="US" style:font-weight-asian="bold" style:font-name-complex="Times1" style:font-family-complex="Times"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0835in" fo:margin-bottom="0.0417in" loext:contextual-spacing="false" fo:text-align="start" style:justify-single-word="false" fo:orphans="2" fo:widows="2" fo:padding="0in" fo:border="none"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2pt" fo:language="en" fo:country="US" style:text-underline-style="none" fo:font-weight="bold" style:font-name-asian="Times1" style:font-family-asian="Times" style:font-family-generic-asian="system" style:font-pitch-asian="variable" style:font-size-asian="12pt" style:language-asian="en" style:country-asian="US" style:font-weight-asian="bold" style:font-name-complex="Times1" style:font-family-complex="Times" style:font-family-generic-complex="system" style:font-pitch-complex="variable" style:font-size-complex="12pt" style:language-complex="ar" style:country-complex="SA" style:font-weight-complex="bold"/>
    </style:style>
    <style:style style:name="Footer" style:family="paragraph" style:parent-style-name="Standard" style:default-outline-level="" style:class="extra">
      <style:paragraph-properties fo:text-align="start" style:justify-single-word="false" fo:orphans="2" fo:widows="2" fo:padding="0in" fo:border="none" style:writing-mode="lr-tb">
        <style:tab-stops>
          <style:tab-stop style:position="0.1252in"/>
          <style:tab-stop style:position="0.25in"/>
          <style:tab-stop style:position="0.5in"/>
          <style:tab-stop style:position="3in" style:type="center"/>
          <style:tab-stop style:position="6in" style:type="right"/>
        </style:tab-stops>
      </style:paragraph-properties>
      <style:text-properties fo:color="#000000" style:font-name="Times" fo:font-family="Times" style:font-family-generic="roman" style:font-pitch="variable" fo:font-size="12pt" fo:language="en" fo:country="US" style:text-underline-style="none"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padding="0in" fo:border="none">
        <style:tab-stops>
          <style:tab-stop style:position="3in" style:type="center"/>
          <style:tab-stop style:position="6in" style:type="right"/>
        </style:tab-stops>
      </style:paragraph-properties>
      <style:text-properties fo:color="#000000" style:font-name="Times" fo:font-family="Times" style:font-family-generic="roman" style:font-pitch="variable" fo:font-size="12pt" fo:language="en" fo:country="US" style:text-underline-style="none"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language-complex="ar" style:country-complex="SA"/>
    </style:style>
    <style:style style:name="Title" style:family="paragraph" style:parent-style-name="Standard" style:default-outline-level="" style:class="chapter">
      <style:paragraph-properties fo:text-align="center" style:justify-single-word="false" fo:orphans="2" fo:widows="2" fo:padding="0in" fo:border="none"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6pt" fo:language="en" fo:country="US" style:text-underline-style="none" fo:font-weight="bold" style:font-name-asian="Arial Unicode MS1" style:font-family-asian="'Arial Unicode MS'" style:font-family-generic-asian="system" style:font-pitch-asian="variable" style:font-size-asian="16pt" style:language-asian="en" style:country-asian="US" style:font-weight-asian="bold" style:font-name-complex="Arial Unicode MS1" style:font-family-complex="'Arial Unicode MS'" style:font-family-generic-complex="system" style:font-pitch-complex="variable" style:font-size-complex="16pt" style:language-complex="ar" style:country-complex="SA" style:font-weight-complex="bold"/>
    </style:style>
    <style:style style:name="Contents_20_1" style:display-name="Contents 1" style:family="paragraph" style:parent-style-name="Index" style:default-outline-level="" style:class="index">
      <style:paragraph-properties fo:margin-top="0.0835in" fo:margin-bottom="0.0835in" loext:contextual-spacing="false" fo:padding="0in" fo:border="none">
        <style:tab-stops>
          <style:tab-stop style:position="0.1252in"/>
          <style:tab-stop style:position="0.25in"/>
          <style:tab-stop style:position="0.5in"/>
          <style:tab-stop style:position="6.4862in" style:type="right" style:leader-style="dotted" style:leader-text="."/>
        </style:tab-stops>
      </style:paragraph-properties>
      <style:text-properties fo:text-transform="uppercase" fo:color="#000000" style:font-name="Times" fo:font-family="Times" style:font-family-generic="roman" style:font-pitch="variable" fo:language="en" fo:country="US" style:text-underline-style="none" fo:font-weight="bold" style:font-name-asian="Times1" style:font-family-asian="Times" style:font-family-generic-asian="system" style:font-pitch-asian="variable" style:language-asian="en" style:country-asian="US" style:font-weight-asian="bold" style:font-name-complex="Times2" style:font-family-complex="Times" style:font-family-generic-complex="swiss" style:language-complex="ar" style:country-complex="SA" style:font-weight-complex="bold"/>
    </style:style>
    <style:style style:name="Contents_20_2" style:display-name="Contents 2" style:family="paragraph" style:parent-style-name="Index" style:default-outline-level="" style:class="index">
      <style:paragraph-properties fo:margin-left="0.1665in" fo:margin-right="0in" fo:text-indent="0in" style:auto-text-indent="false" fo:padding="0in" fo:border="none">
        <style:tab-stops>
          <style:tab-stop style:position="6.4862in" style:type="right" style:leader-style="dotted" style:leader-text="."/>
        </style:tab-stops>
      </style:paragraph-properties>
      <style:text-properties fo:font-variant="small-caps" fo:color="#000000" style:font-name="Times" fo:font-family="Times" style:font-family-generic="roman" style:font-pitch="variable" fo:language="en" fo:country="US" style:text-underline-style="none" style:font-name-asian="Times1" style:font-family-asian="Times" style:font-family-generic-asian="system" style:font-pitch-asian="variable" style:language-asian="en" style:country-asian="US" style:font-name-complex="Times1" style:font-family-complex="Times" style:font-family-generic-complex="system" style:font-pitch-complex="variable" style:language-complex="ar" style:country-complex="SA"/>
    </style:style>
    <style:style style:name="Contents_20_3" style:display-name="Contents 3" style:family="paragraph" style:parent-style-name="Index" style:default-outline-level="" style:class="index">
      <style:paragraph-properties fo:margin-left="0.3335in" fo:margin-right="0in" fo:text-indent="0in" style:auto-text-indent="false" fo:padding="0in" fo:border="none">
        <style:tab-stops>
          <style:tab-stop style:position="6.4862in" style:type="right" style:leader-style="dotted" style:leader-text="."/>
        </style:tab-stops>
      </style:paragraph-properties>
      <style:text-properties fo:color="#000000" style:font-name="Times" fo:font-family="Times" style:font-family-generic="roman" style:font-pitch="variable" fo:language="en" fo:country="US" fo:font-style="italic" style:text-underline-style="none" style:font-name-asian="Times1" style:font-family-asian="Times" style:font-family-generic-asian="system" style:font-pitch-asian="variable" style:language-asian="en" style:country-asian="US" style:font-style-asian="italic" style:font-name-complex="Times1" style:font-family-complex="Times" style:font-family-generic-complex="system" style:font-pitch-complex="variable" style:language-complex="ar" style:country-complex="SA" style:font-style-complex="italic"/>
    </style:style>
    <style:style style:name="Header_20__26__20_Footer" style:display-name="Header &amp; Footer" style:family="paragraph" style:default-outline-level="">
      <style:paragraph-properties fo:text-align="start" style:justify-single-word="false" fo:orphans="2" fo:widows="2" fo:padding="0in" fo:border="none" style:writing-mode="lr-tb">
        <style:tab-stops>
          <style:tab-stop style:position="6.2638in" style:type="right"/>
        </style:tab-stops>
      </style:paragraph-properties>
      <style:text-properties fo:color="#000000"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Helvetica1" style:font-family-complex="Helvetica" style:font-family-generic-complex="system" style:font-pitch-complex="variable" style:font-size-complex="12pt" style:language-complex="ar" style:country-complex="SA"/>
    </style:style>
    <style:style style:name="Default" style:family="paragraph" style:default-outline-level="">
      <style:paragraph-properties fo:text-align="start" style:justify-single-word="false" fo:orphans="0" fo:widows="0"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page_20_number" style:display-name="page number" style:family="text"/>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4862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4862in" style:type="right"/>
        </style:tab-stops>
      </style:paragraph-properties>
    </style:style>
    <style:style style:name="MT1" style:family="text"/>
    <style:style style:name="MT2" style:family="text">
      <style:text-properties fo:language="en" fo:country="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page_20_number"><text:tab/><text:tab/></text:span><text:span text:style-name="page_20_number"><text:span text:style-name="MT2">PoD and Target Tracking System</text:span></text:span></text:p>
      </style:header>
      <style:footer>
        <text:p text:style-name="MP2"><text:span text:style-name="page_20_number"><text:span text:style-name="MT2">CS 258 - Software Engineering</text:span></text:span><text:span text:style-name="page_20_number"><text:tab/><text:tab/></text:span><text:span text:style-name="page_20_number"><text:span text:style-name="MT2">Software Requirement Specification</text:span></text:span><text:span text:style-name="page_20_number"><text:tab/><text:tab/></text:span></text:p>
      </style:footer>
    </style:master-page>
    <style:master-page style:name="First_20_Page" style:display-name="First Page" style:page-layout-name="Mpm2" style:next-style-name="Standard">
      <style:footer>
        <text:p text:style-name="Header_20__26__20_Footer"><text:span text:style-name="page_20_number"><text:span text:style-name="MT2">CS 258 - Software Engineering</text:span></text:span><text:span text:style-name="page_20_number"><text:tab/></text:span><text:span text:style-name="page_20_number"><text:span text:style-name="MT2">Software Requirement Specification</text:span></text:span><text:span text:style-name="page_20_number"><text:tab/></text:span></text:p>
      </style:footer>
    </style:master-page>
    <style:master-page style:name="Converted1" style:page-layout-name="Mpm1">
      <style:header>
        <text:p text:style-name="MP1"><text:span text:style-name="page_20_number"><text:tab/><text:tab/></text:span><text:span text:style-name="page_20_number"><text:span text:style-name="MT2">PoD and Target Tracking System</text:span></text:span></text:p>
      </style:header>
      <style:footer>
        <text:p text:style-name="MP2"><text:span text:style-name="page_20_number"><text:span text:style-name="MT2">CS 258 - Software Engineering</text:span></text:span><text:span text:style-name="page_20_number"><text:tab/><text:tab/></text:span><text:span text:style-name="page_20_number"><text:span text:style-name="MT2">Software Requirement Specification</text:span></text:span><text:span text:style-name="page_20_number"><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3:13:17.817000000</meta:creation-date>
    <dc:date>2018-01-25T03:15:03.670000000</dc:date>
    <meta:editing-cycles>11</meta:editing-cycles>
    <meta:generator>LibreOffice/5.4.4.2$Windows_X86_64 LibreOffice_project/2524958677847fb3bb44820e40380acbe820f960</meta:generator>
    <meta:editing-duration>PT1M46S</meta:editing-duration>
    <meta:document-statistic meta:table-count="3" meta:image-count="0" meta:object-count="0" meta:page-count="10" meta:paragraph-count="151" meta:word-count="1356" meta:character-count="9030" meta:non-whitespace-character-count="7806"/>
    <meta:user-defined meta:name="DocSecurity" meta:value-type="float">0</meta:user-defined>
    <meta:user-defined meta:name="KSOProductBuildVer">2057-10.2.0.5965</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